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ca4c" officeooo:paragraph-rsid="000eca4c"/>
    </style:style>
    <style:style style:name="P2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</text:p>
      <text:p text:style-name="P1"><text:s/>Renaissance</text:p>
      <text:p text:style-name="P1">=============</text:p>
      <text:p text:style-name="P1"/>
      <text:p text:style-name="P1">Un jeu de Céline Dumas, avec l’étroite collaboration de Guillaume Ayoub.</text:p>
      <text:p text:style-name="P1"/>
      <text:p text:style-name="P1">Architecture, art, science : l’Europe connaît du XIV\ :sup:`ème` au XVI\</text:p>
      <text:p text:style-name="P1">:sup:`ème` siècle un extraordinaire renouveau dans de nombreux domaines. Alors</text:p>
      <text:p text:style-name="P1">que les châteaux-forts sont rendus obsolètes par les progrès de l’artillerie,</text:p>
      <text:p text:style-name="P1">monarques et princes construisent de somptueux châteaux à travers le</text:p>
      <text:p text:style-name="P1">continent. Saurez-vous rassembler les plus beaux matériaux et vous entourer des</text:p>
      <text:p text:style-name="P1">meilleurs spécialistes pour construire le vôtre avant la fin de cette faste</text:p>
      <text:p text:style-name="P1">époque ?</text:p>
      <text:p text:style-name="P1"/>
      <text:p text:style-name="P1"/>
      <text:p text:style-name="P1">Matériel</text:p>
      <text:p text:style-name="P1">========</text:p>
      <text:p text:style-name="P1"/>
      <text:p text:style-name="P1">Le jeu comprend :</text:p>
      <text:p text:style-name="P1"/>
      <text:p text:style-name="P1">- 4 jeux de 45 cartes, comprenant chacun :</text:p>
      <text:p text:style-name="P1"/>
      <text:p text:style-name="P1"><text:s text:c="2"/>- 10 cartes « Matériau »,</text:p>
      <text:p text:style-name="P1"><text:s text:c="2"/>- 5 cartes « Action »,</text:p>
      <text:p text:style-name="P1"><text:s text:c="2"/>- 15 cartes « Action / Matériau »,</text:p>
      <text:p text:style-name="P1"><text:s text:c="2"/>- 5 cartes « Spéciale »,</text:p>
      <text:p text:style-name="P1"><text:s text:c="2"/>- 5 cartes « Mission royale »,</text:p>
      <text:p text:style-name="P1"><text:s text:c="2"/>- 5 cartes « Mission princière » ;</text:p>
      <text:p text:style-name="P1"/>
      <text:p text:style-name="P1">- 4 plateaux de château ; et</text:p>
      <text:p text:style-name="P1">- une règle du jeu (que vous semblez être en train de lire).</text:p>
      <text:p text:style-name="P1"/>
      <text:p text:style-name="P1"/>
      <text:p text:style-name="P1">But du jeu</text:p>
      <text:p text:style-name="P1">==========</text:p>
      <text:p text:style-name="P1"/>
      <text:p text:style-name="P1">Tout au long de la partie, vous allez construire votre château à l’aide de</text:p>
      <text:p text:style-name="P1">matériaux posés sur les cases de votre plateau. Des cartes spéciales viendront</text:p>
      <text:p text:style-name="P1">également améliorer les matériaux ou les châteaux. Enfin, vous devrez tout au</text:p>
      <text:p text:style-name="P1">long de la partie tenter de réussir un certain nombre de missions qui vous</text:p>
      <text:p text:style-name="P1">auront été confiées.</text:p>
      <text:p text:style-name="P1"/>
      <text:p text:style-name="P1">Chaque carte de matériau, chaque mission et une partie des cartes spéciales</text:p>
      <text:p text:style-name="P1">vous apportent en fin de partie un nombre de points indiqué sur la carte. Le</text:p>
      <text:p text:style-name="P1">but du jeu est d’avoir le plus de points à l’issue de la partie.</text:p>
      <text:p text:style-name="P1"/>
      <text:p text:style-name="P1"/>
      <text:p text:style-name="P1">Vocabulaire</text:p>
      <text:p text:style-name="P1">===========</text:p>
      <text:p text:style-name="P1"/>
      <text:p text:style-name="P1"><text:soft-page-break/>Zones de jeu</text:p>
      <text:p text:style-name="P1">------------</text:p>
      <text:p text:style-name="P1"/>
      <text:p text:style-name="P1">Le « plateau » est la zone sur laquelle se situent les cases de château. Chaque</text:p>
      <text:p text:style-name="P1">joueur a son propre plateau et le pose devant lui.</text:p>
      <text:p text:style-name="P1"/>
      <text:p text:style-name="P1">À droite du plateau se trouve le « stock » où sont posées face cachée les</text:p>
      <text:p text:style-name="P1">cartes gardées en stock. Le stock peut contenir trois cartes.</text:p>
      <text:p text:style-name="P1"/>
      <text:p text:style-name="P1">En haut du plateau se trouve la « zone spéciale » où sont posées face visible</text:p>
      <text:p text:style-name="P1">les cartes spéciales concernant le château.</text:p>
      <text:p text:style-name="P1"/>
      <text:p text:style-name="P1">Au centre de la table se trouvent trois piles de cartes :</text:p>
      <text:p text:style-name="P1"/>
      <text:p text:style-name="P1">- la « pioche », cartes (face cachée) destinées à être piochées ;</text:p>
      <text:p text:style-name="P1">- la « défausse », cartes (face visible) jouées et défaussées ;</text:p>
      <text:p text:style-name="P1">- la « zone d’action », cartes (face visible) posées durant le tour.</text:p>
      <text:p text:style-name="P1"/>
      <text:p text:style-name="P1">Cartes</text:p>
      <text:p text:style-name="P1">------</text:p>
      <text:p text:style-name="P1"/>
      <text:p text:style-name="P1">Le « titre » de la carte se situe dans le bandeau clair en haut de la carte. Le</text:p>
      <text:p text:style-name="P1">« type » de carte est écrit verticalement en bas à gauche de chaque carte. Le</text:p>
      <text:p text:style-name="P1">« texte » de la carte se trouve dans la boîte claire au centre de la carte. La</text:p>
      <text:p text:style-name="P1">« famille » de la carte est indiquée par un symbole en bas à droite.</text:p>
      <text:p text:style-name="P1"/>
      <text:p text:style-name="P1">Les cartes de type « Matériau » et « Action » sont dites « pures »,</text:p>
      <text:p text:style-name="P1">contrairement aux cartes « Action / Matériau » dites « composites ».</text:p>
      <text:p text:style-name="P1"/>
      <text:p text:style-name="P1">Les cartes « Action / Matériau » sont à la fois de type « Action » et</text:p>
      <text:p text:style-name="P1">« Matériau » lorsqu’ils sont dans la main, dans le stock, dans la pioche ou</text:p>
      <text:p text:style-name="P1">dans la défausse. Cependant, lorsque ces cartes sont sur une case, elles</text:p>
      <text:p text:style-name="P1">deviennent uniquement des matériaux durant le temps qu’elles restent sur le</text:p>
      <text:p text:style-name="P1">plateau.</text:p>
      <text:p text:style-name="P1"/>
      <text:p text:style-name="P1">Par exemple, si vous devez compter le nombre de Matériaux dans votre main, les</text:p>
      <text:p text:style-name="P1">cartes « Action / Matériau » doivent être inclues dans ce compte.</text:p>
      <text:p text:style-name="P1"/>
      <text:p text:style-name="P1">Les cartes de type « Matériau » ont un « genre » (Fondation, Pierre, Tuile) et</text:p>
      <text:p text:style-name="P1">une « valeur » (+1, +2, +3, +4, +5). La première lettre du genre et la valeur</text:p>
      <text:p text:style-name="P1">sont présentes dans le coin en haut à gauche de la carte.</text:p>
      <text:p text:style-name="P1"/>
      <text:p text:style-name="P1">Certaines cartes comportent deux ou trois genres de matériaux. Tout comme les</text:p>
      <text:p text:style-name="P1">cartes qui ont plusieurs types, les matériaux sont des deux ou trois genres à</text:p>
      <text:p text:style-name="P1">la fois lorsqu’ils sont dans la main, dans le stock, dans la pioche ou dans la</text:p>
      <text:p text:style-name="P1">défausse. Cependant, lorsque ces matériaux sont sur une case, ils prennent</text:p>
      <text:p text:style-name="P1">uniquement le genre de matériau indiqué sur la case sur laquelle ils sont.</text:p>
      <text:p text:style-name="P1"/>
      <text:p text:style-name="P1">Dans la suite de la règle, on utilisera des formules raccourcies : on parlera</text:p>
      <text:p text:style-name="P1">par exemple de « 2 actions » pour désigner deux cartes de type « Action » ou</text:p>
      <text:p text:style-name="P1"><text:soft-page-break/>« Action / Matériau ». On parlera également de « 1 pierre » pour désigner une</text:p>
      <text:p text:style-name="P1">carte dont le genre est « Pierre ».</text:p>
      <text:p text:style-name="P1"/>
      <text:p text:style-name="P1">Préparation du jeu</text:p>
      <text:p text:style-name="P1">==================</text:p>
      <text:p text:style-name="P1"/>
      <text:p text:style-name="P1">Chaque joueur tire au sort un plateau qu’il place devant lui.</text:p>
      <text:p text:style-name="P1"/>
      <text:p text:style-name="P1">Chaque joueur choisit une famille de cartes et en extrait les cartes</text:p>
      <text:p text:style-name="P1">missions. Les cartes restantes sont posées dans la pioche.</text:p>
      <text:p text:style-name="P1"/>
      <text:p text:style-name="P1">Les missions royales des familles choisies sont mélangées ; on en</text:p>
      <text:p text:style-name="P1">donne 2 à chaque joueur face cachée. On fait de même avec les missions</text:p>
      <text:p text:style-name="P1">princières, mais on en distribue 3 par joueur.</text:p>
      <text:p text:style-name="P1"/>
      <text:p text:style-name="P1">Chaque joueur regarde ses missions et décide d’en garder 2 (au choix : 2</text:p>
      <text:p text:style-name="P1">royales, 2 princières, 1 royale et 1 princière), qui correspondront aux</text:p>
      <text:p text:style-name="P1">missions obligatoires. Les 3 autres missions sont dites facultatives. Les deux</text:p>
      <text:p text:style-name="P1">tas (missions obligatoires et missions facultatives) sont posés face cachée</text:p>
      <text:p text:style-name="P1">dans la zone spéciale.</text:p>
      <text:p text:style-name="P1"/>
      <text:p text:style-name="P1">On mélange ensuite les cartes de la pioche. On distribue à chaque joueur 5</text:p>
      <text:p text:style-name="P1">cartes qu’il prend dans sa main.</text:p>
      <text:p text:style-name="P1"/>
      <text:p text:style-name="P1">Déroulement du jeu</text:p>
      <text:p text:style-name="P1">==================</text:p>
      <text:p text:style-name="P1"/>
      <text:p text:style-name="P1">Le premier joueur est choisi au hasard. Les joueurs jouent à tour de rôle dans</text:p>
      <text:p text:style-name="P1">le sens des aiguilles d’une montre. Chacun des tours de jeu comprend quatre</text:p>
      <text:p text:style-name="P1">phases.</text:p>
      <text:p text:style-name="P1"/>
      <text:p text:style-name="P1">Phase 1 : agir</text:p>
      <text:p text:style-name="P1">--------------</text:p>
      <text:p text:style-name="P1"/>
      <text:p text:style-name="P1">Lors de la première phase, le joueur a le choix d’effectuer une opération</text:p>
      <text:p text:style-name="P1">parmi :</text:p>
      <text:p text:style-name="P1"/>
      <text:p text:style-name="P1">- poser un matériau ;</text:p>
      <text:p text:style-name="P1">- poser une action ;</text:p>
      <text:p text:style-name="P1">- poser une carte spéciale ;</text:p>
      <text:p text:style-name="P1">- jouer le stock ;</text:p>
      <text:p text:style-name="P1">- défausser une carte ; ou</text:p>
      <text:p text:style-name="P1">- ne rien faire.</text:p>
      <text:p text:style-name="P1"/>
      <text:p text:style-name="P1">Poser un matériau</text:p>
      <text:p text:style-name="P1">~~~~~~~~~~~~~~~~~</text:p>
      <text:p text:style-name="P1"/>
      <text:p text:style-name="P1">Le joueur pose un matériau de sa main sur une case libre de son plateau. Le</text:p>
      <text:p text:style-name="P1">genre du matériau doit correspondre au genre indiqué sur la case.</text:p>
      <text:p text:style-name="P1"/>
      <text:p text:style-name="P1"><text:soft-page-break/>Poser une action</text:p>
      <text:p text:style-name="P1">~~~~~~~~~~~~~~~~</text:p>
      <text:p text:style-name="P1"/>
      <text:p text:style-name="P1">Le joueur pose une action de sa main sur la zone d’action. L’action indiquée</text:p>
      <text:p text:style-name="P1">sur la carte est effectuée. Suite à cette action, toutes les cartes qui doivent</text:p>
      <text:p text:style-name="P1">potentiellement être défaussées sont posées dans l’ordre dans la zone d’action.</text:p>
      <text:p text:style-name="P1"/>
      <text:p text:style-name="P1">Poser une carte spéciale</text:p>
      <text:p text:style-name="P1">~~~~~~~~~~~~~~~~~~~~~~~~</text:p>
      <text:p text:style-name="P1"/>
      <text:p text:style-name="P1">Le joueur pose une carte spéciale de sa main. Par défaut, elle doit être posée</text:p>
      <text:p text:style-name="P1">dans la zone spéciale du joueur. Si le texte indique que la carte doit être</text:p>
      <text:p text:style-name="P1">posée ailleurs (par exemple sur un matériau ou sur la zone spéciale d’un autre</text:p>
      <text:p text:style-name="P1">joueur), il faut alors suivre ce qui est indiqué sur la carte.</text:p>
      <text:p text:style-name="P1"/>
      <text:p text:style-name="P1">Les cartes spéciales posées sur un matériau peuvent modifier son genre et sa</text:p>
      <text:p text:style-name="P1">valeur. Par exemple, une carte spéciale ajoutant +2 à une pierre +4 la</text:p>
      <text:p text:style-name="P1">transforme en une pierre +6. Dans certains cas, un matériau peut donc avoir une</text:p>
      <text:p text:style-name="P1">valeur négative.</text:p>
      <text:p text:style-name="P1"/>
      <text:p text:style-name="P1">Jouer le stock</text:p>
      <text:p text:style-name="P1">~~~~~~~~~~~~~~</text:p>
      <text:p text:style-name="P1"/>
      <text:p text:style-name="P1">Le joueur met de côté sa main actuelle et prend dans sa main l’ensemble des</text:p>
      <text:p text:style-name="P1">cartes du stock. Dans l’ordre de son choix, il peut décider de jouer tout ou</text:p>
      <text:p text:style-name="P1">partie de ses cartes (il doit en jouer au moins une). Selon le type de la</text:p>
      <text:p text:style-name="P1">carte, reportez-vous à la section « poser un matériau », « poser une action »,</text:p>
      <text:p text:style-name="P1">« poser une carte spéciale » ou « défausser une carte » décrites dans la</text:p>
      <text:p text:style-name="P1">phase 1. Les cartes qui n’ont pas été jouées retournent dans le stock. Le</text:p>
      <text:p text:style-name="P1">joueur reprend alors les cartes de sa main originale.</text:p>
      <text:p text:style-name="P1"/>
      <text:p text:style-name="P1">Défausser une carte</text:p>
      <text:p text:style-name="P1">~~~~~~~~~~~~~~~~~~~</text:p>
      <text:p text:style-name="P1"/>
      <text:p text:style-name="P1">Le joueur défausse une carte de sa main dans la zone d’action. Cette carte n’a</text:p>
      <text:p text:style-name="P1">aucun effet.</text:p>
      <text:p text:style-name="P1"/>
      <text:p text:style-name="P1">Phase 2 : stocker</text:p>
      <text:p text:style-name="P1">-----------------</text:p>
      <text:p text:style-name="P1"/>
      <text:p text:style-name="P1">Le joueur peut poser une carte de sa main face retournée dans son stock, si son</text:p>
      <text:p text:style-name="P1">stock ne contient pas déjà trois cartes.</text:p>
      <text:p text:style-name="P1"/>
      <text:p text:style-name="P1">Cette action est optionnelle, sauf si le joueur a décidé de ne rien faire lors</text:p>
      <text:p text:style-name="P1">de la première phase. Par conséquent, un joueur ne peut pas choisir de ne rien</text:p>
      <text:p text:style-name="P1">faire lors de la première phase si son stock est plein.</text:p>
      <text:p text:style-name="P1"/>
      <text:p text:style-name="P1">Phase 3 : piocher</text:p>
      <text:p text:style-name="P1">-----------------</text:p>
      <text:p text:style-name="P1"/>
      <text:p text:style-name="P1"><text:soft-page-break/>Chacun des joueurs pioche le nombre de cartes nécessaires pour recouvrir 5</text:p>
      <text:p text:style-name="P1">cartes dans sa main. On commence par le joueur dont c’est le tour, et on</text:p>
      <text:p text:style-name="P1">continue en tournant dans le sens des aiguilles d’une montre.</text:p>
      <text:p text:style-name="P1"/>
      <text:p text:style-name="P1">Les cartes sont piochées, au choix :</text:p>
      <text:p text:style-name="P1"/>
      <text:p text:style-name="P1">- en haut de la pioche ; ou</text:p>
      <text:p text:style-name="P1">- en haut de la défausse, uniquement si la carte supérieure de la pile a été</text:p>
      <text:p text:style-name="P1"><text:s text:c="2"/>défaussée lors du tour précédent.</text:p>
      <text:p text:style-name="P1"/>
      <text:p text:style-name="P1">À noter : dans certains cas exceptionnels, un joueur peut avoir plus de 5</text:p>
      <text:p text:style-name="P1">cartes dans sa main.</text:p>
      <text:p text:style-name="P1"/>
      <text:p text:style-name="P1">Phase 4 : nettoyer</text:p>
      <text:p text:style-name="P1">------------------</text:p>
      <text:p text:style-name="P1"/>
      <text:p text:style-name="P1">La pile des cartes de la zone d’action est mise sur la défausse.</text:p>
      <text:p text:style-name="P1"/>
      <text:p text:style-name="P1"/>
      <text:p text:style-name="P1">Missions</text:p>
      <text:p text:style-name="P1">========</text:p>
      <text:p text:style-name="P1"/>
      <text:p text:style-name="P1">À tout moment de la partie, un joueur peut retourner face visible une mission</text:p>
      <text:p text:style-name="P1">princière de sa pile de missions obligatoires ou de missions facultatives, si</text:p>
      <text:p text:style-name="P1">les conditions indiquées dans le texte de cette carte sont réunies. Cette</text:p>
      <text:p text:style-name="P1">mission est alors considérée comme réussie.</text:p>
      <text:p text:style-name="P1"/>
      <text:p text:style-name="P1">Attention : une mission princière qui n’a pas été retournée avant la fin de</text:p>
      <text:p text:style-name="P1">partie ne sera pas considérée comme accomplie même si ses conditions ont été</text:p>
      <text:p text:style-name="P1">réunies à un moment de la partie.</text:p>
      <text:p text:style-name="P1"/>
      <text:p text:style-name="P1">Les missions royales sont retournées à la fin de la partie. Les missions</text:p>
      <text:p text:style-name="P1">royales dont les conditions sont réunies sont considérées comme accomplies.</text:p>
      <text:p text:style-name="P1"/>
      <text:p text:style-name="P1">Les égalités ne sont pas permises sur les missions. Par exemple : Admettons qu'Alfred a la mission : « Avoir le plus de matériaux +5 que tous les autres joueurs ». Si Charles a 3 matériaux +5, Aurélie en a 1, Sabrina en a 4, Alfred doit en avoir au moins 5 pour accomplir sa mission.</text:p>
      <text:p text:style-name="P1"/>
      <text:p text:style-name="P1">Fin de partie</text:p>
      <text:p text:style-name="P1">=============</text:p>
      <text:p text:style-name="P1"/>
      <text:p text:style-name="P1">La fin de partie arrive au moment où l’une des conditions suivantes est</text:p>
      <text:p text:style-name="P1">remplie :</text:p>
      <text:p text:style-name="P1"/>
      <text:p text:style-name="P1">- toutes les cases d’un château sont remplies ; ou</text:p>
      <text:p text:style-name="P1">- un joueur doit piocher une carte mais la pioche est vide.</text:p>
      <text:p text:style-name="P1"/>
      <text:p text:style-name="P1">On décompte alors le nombre de points pour chaque joueur :</text:p>
      <text:p text:style-name="P1"/>
      <text:p text:style-name="P1">- 10 points si le joueur a rempli toutes les cases de son château ;</text:p>
      <text:p text:style-name="P1"><text:soft-page-break/>- la valeur des matériaux posés sur les cases (comprenant les points des cartes</text:p>
      <text:p text:style-name="P1"><text:s text:c="2"/>spéciales posées sur ces matériaux) ;</text:p>
      <text:p text:style-name="P1">- les points des cartes spéciales posées dans sa zone spéciale ; et</text:p>
      <text:p text:style-name="P1">- le nombre de points des missions réussies.</text:p>
      <text:p text:style-name="P1"/>
      <text:p text:style-name="P1">On retranche de ce nombre de points :</text:p>
      <text:p text:style-name="P1"/>
      <text:p text:style-name="P1">- le nombre de points des missions obligatoires non accomplies.</text:p>
      <text:p text:style-name="P1"/>
      <text:p text:style-name="P1">Le joueur avec le plus de points est déclaré vainqueur.</text:p>
      <text:p text:style-name="P1"/>
      <text:p text:style-name="P1"/>
      <text:p text:style-name="P1">Variantes</text:p>
      <text:p text:style-name="P1">=========</text:p>
      <text:p text:style-name="P1"/>
      <text:p text:style-name="P1">Partie rapide</text:p>
      <text:p text:style-name="P1">-------------</text:p>
      <text:p text:style-name="P1"/>
      <text:p text:style-name="P1">Pour jouer en partie rapide, vous n'avez pas besoin de plateau. Vous jouez avec</text:p>
      <text:p text:style-name="P1">seulement 6 cases que vous imaginez devant vous comme suit : </text:p>
      <text:p text:style-name="P1"/>
      <text:p text:style-name="P1">.. image:: schema_partierapide.svg</text:p>
      <text:p text:style-name="P1"/>
      <text:p text:style-name="P1">On ne joue qu’avec un jeu de cartes à 2 joueurs et avec 2 jeux à 3 ou 4</text:p>
      <text:p text:style-name="P1">joueurs. On distribue 2 missions royales et 2 missions princières par joueur.</text:p>
      <text:p text:style-name="P1">Chaque joueur choisit une mission obligatoire, les autres missions sont</text:p>
      <text:p text:style-name="P1">écartées du jeu. Le stock est composé d’un emplacement par joueur.</text:p>
      <text:p text:style-name="P1"/>
      <text:p text:style-name="P1">Les autres règles restent inchangées. </text:p>
      <text:p text:style-name="P1"/>
      <text:p text:style-name="P1">Remerciements</text:p>
      <text:p text:style-name="P1">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16:05:08.304558000</meta:creation-date>
    <dc:date>2014-12-29T16:12:04.281712000</dc:date>
    <meta:editing-duration>PT6M56S</meta:editing-duration>
    <meta:editing-cycles>2</meta:editing-cycles>
    <meta:generator>LibreOffice/4.3.1.2$MacOSX_X86_64 LibreOffice_project/958349dc3b25111dbca392fbc281a05559ef6848</meta:generator>
    <meta:document-statistic meta:table-count="0" meta:image-count="0" meta:object-count="0" meta:page-count="6" meta:paragraph-count="199" meta:word-count="1828" meta:character-count="10002" meta:non-whitespace-character-count="8354"/>
  </office:meta>
</office:document-meta>
</file>